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Pictures/1000000000000640000004B0933D9BDC5290EF5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FreeSans1" svg:font-family="FreeSans" style:font-family-generic="swiss" style:font-pitch="variable"/>
    <style:font-face style:name="Open Sans2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quarius-title">
      <style:graphic-properties fo:min-height="3.506cm"/>
    </style:style>
    <style:style style:name="pr2" style:family="presentation" style:parent-style-name="aquarius-outline1">
      <style:graphic-properties fo:min-height="10.218cm"/>
    </style:style>
    <style:style style:name="pr3" style:family="presentation" style:parent-style-name="aquarius-outline1" style:list-style-name="L3">
      <style:graphic-properties draw:auto-grow-height="true" fo:min-height="2.086cm"/>
    </style:style>
    <style:style style:name="pr4" style:family="presentation" style:parent-style-name="aquarius-outline1">
      <style:graphic-properties fo:min-height="2.086cm"/>
    </style:style>
    <style:style style:name="pr5" style:family="presentation" style:parent-style-name="aquarius-notes">
      <style:graphic-properties draw:fill-color="#ffffff" fo:min-height="13.364cm"/>
    </style:style>
    <style:style style:name="pr6" style:family="presentation" style:parent-style-name="aquarius-title">
      <style:graphic-properties fo:min-height="3.625cm"/>
    </style:style>
    <style:style style:name="pr7" style:family="presentation" style:parent-style-name="aquarius-outline1">
      <style:graphic-properties fo:min-height="14.554cm"/>
    </style:style>
    <style:style style:name="pr8" style:family="presentation" style:parent-style-name="aquarius-outline1">
      <style:graphic-properties fo:min-height="12.18cm"/>
    </style:style>
    <style:style style:name="pr9" style:family="presentation" style:parent-style-name="aquarius-outline1">
      <style:graphic-properties fo:min-height="15.838cm"/>
    </style:style>
    <style:style style:name="pr10" style:family="presentation" style:parent-style-name="aquarius-title">
      <style:graphic-properties draw:auto-grow-height="true" fo:min-height="3.506cm"/>
    </style:style>
    <style:style style:name="pr11" style:family="presentation" style:parent-style-name="aquarius-subtitle">
      <style:graphic-properties draw:fill-color="#ffffff" draw:auto-grow-height="true" fo:min-height="12.18cm"/>
    </style:style>
    <style:style style:name="pr12" style:family="presentation" style:parent-style-name="aquarius-outline1">
      <style:graphic-properties fo:min-height="15.684cm"/>
    </style:style>
    <style:style style:name="pr13" style:family="presentation" style:parent-style-name="aquarius-outline1">
      <style:graphic-properties fo:min-height="15.10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fo:margin-top="0cm" fo:margin-bottom="0.102cm"/>
      <style:text-properties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fff"/>
    </style:style>
    <style:style style:name="T3" style:family="text">
      <style:text-properties fo:color="#ffffff" fo:font-size="18pt" style:font-size-asian="18pt" style:font-size-complex="1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33ff99" fo:font-size="18pt" style:font-size-asian="18pt" style:font-size-complex="18pt"/>
    </style:style>
    <style:style style:name="T9" style:family="text">
      <style:text-properties fo:color="#ff3333" fo:font-size="18pt" style:font-size-asian="18pt" style:font-size-complex="18pt"/>
    </style:style>
    <style:style style:name="T10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11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12" style:family="text">
      <style:text-properties fo:font-size="18pt" fo:font-style="normal" style:font-size-asian="18pt" style:font-style-asian="normal" style:font-size-complex="18pt" style:font-style-complex="normal"/>
    </style:style>
    <style:style style:name="T1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4" style:family="text">
      <style:text-properties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quarius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PN Challenge</text:p>
          </draw:text-box>
        </draw:frame>
        <draw:frame presentation:style-name="pr2" draw:text-style-name="P1" draw:layer="layout" svg:width="25.199cm" svg:height="10.218cm" svg:x="1.5cm" svg:y="8cm" presentation:class="outline" presentation:user-transformed="true">
          <draw:text-box>
            <text:list text:style-name="L2">
              <text:list-header>
                <text:p text:style-name="P1"><text:span text:style-name="T1">http://www.enterprivacy.com/generator.html</text:span></text:p>
                <text:p text:style-name="P1"><text:span text:style-name="T1"><text:line-break/></text:span><text:span text:style-name="T1">https://github.com/privacymaverick/mpn-</text:span><text:span text:style-name="T1">generator</text:span></text:p>
              </text:list-header>
            </text:list>
          </draw:text-box>
        </draw:frame>
        <draw:frame presentation:style-name="pr3" draw:text-style-name="P2" draw:layer="layout" svg:width="12.297cm" svg:height="2.086cm" svg:x="1.4cm" svg:y="4.914cm" presentation:class="outline" presentation:user-transformed="true">
          <draw:text-box>
            <text:list text:style-name="L3">
              <text:list-header>
                <text:p text:style-name="P2">R. Jason Cronk</text:p>
              </text:list-header>
            </text:list>
          </draw:text-box>
        </draw:frame>
        <draw:frame presentation:style-name="pr4" draw:layer="layout" svg:width="12.297cm" svg:height="2.086cm" svg:x="14.313cm" svg:y="4.914cm" presentation:class="outline" presentation:user-transformed="true">
          <draw:text-box>
            <text:list text:style-name="L2">
              <text:list-header>
                <text:p>Daniel Solov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quarius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ctions</text:p>
          </draw:text-box>
        </draw:frame>
        <draw:frame presentation:style-name="pr2" draw:text-style-name="P1" draw:layer="layout" svg:width="25.199cm" svg:height="10.674cm" svg:x="1.5cm" svg:y="4.532cm" presentation:class="outline" presentation:user-transformed="true">
          <draw:text-box>
            <text:list text:style-name="L2">
              <text:list-item>
                <text:p text:style-name="P1"><text:span text:style-name="T1">Developer loads generator.html file</text:span></text:p>
              </text:list-item>
              <text:list-item>
                <text:p text:style-name="P1"><text:span text:style-name="T1">Developer completes the form on the left side of </text:span><text:span text:style-name="T1">the screen. Privacy notice is generated on the </text:span><text:span text:style-name="T1">left side of the screen.</text:span></text:p>
              </text:list-item>
              <text:list-item>
                <text:p text:style-name="P1"><text:span text:style-name="T1">Developer copies HTML5 code and associated </text:span><text:span text:style-name="T1">graphics to their website for viewing by </text:span><text:span text:style-name="T1">consumer. 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quarius" presentation:presentation-page-layout-name="AL1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HTML Validation and Web Accessibility</text:p>
          </draw:text-box>
        </draw:frame>
        <draw:frame presentation:style-name="pr7" draw:layer="layout" svg:width="25.199cm" svg:height="14.554cm" svg:x="1.4cm" svg:y="4.814cm" presentation:class="outline" presentation:user-transformed="true">
          <draw:text-box>
            <text:list text:style-name="L2">
              <text:list-header>
                <text:p>MPN has been validate by </text:p>
                <text:list>
                  <text:list-item>
                    <text:p><text:span text:style-name="T2">Ainspectior Sidebar</text:span><text:span text:style-name="T3"><text:line-break/></text:span><text:span text:style-name="T3"><text:a xlink:href="https://addons.mozilla.org/en-US/firefox/addon/ainspector-sidebar/" xlink:type="simple">https://addons.mozilla.org/en-US/firefox/addon/ainspector-sidebar/</text:a></text:span></text:p>
                  </text:list-item>
                  <text:list-item>
                    <text:p><text:span text:style-name="T2">HMTL_CodeSniffer</text:span><text:span text:style-name="T2"><text:line-break/></text:span><text:span text:style-name="T3">https://squizlabs.github.io/HTML_CodeSniffer/</text:span></text:p>
                  </text:list-item>
                  <text:list-item>
                    <text:p><text:span text:style-name="T2">HTML 5 Validator</text:span><text:span text:style-name="T2"><text:line-break/></text:span><text:span text:style-name="T3"><text:a xlink:href="https://html5.validator.nu/" xlink:type="simple">https://html5.validator.nu/</text:a></text:span></text:p>
                  </text:list-item>
                  <text:list-item>
                    <text:p><text:span text:style-name="T2">W3C Validator </text:span><text:span text:style-name="T2"><text:line-break/></text:span><text:span text:style-name="T3"><text:a xlink:href="https://validator.w3.org/" xlink:type="simple">https://validator.w3.org/</text:a></text:span><text:span text:style-name="T3"> </text:span></text:p>
                  </text:list-item>
                  <text:list-item>
                    <text:p><text:span text:style-name="T2">Juicy Studio: Colour Contrast Analyzer</text:span><text:span text:style-name="T3"><text:a xlink:href="https://addons.mozilla.org/en-us/firefox/addon/juicy-studio-accessibility-too/" xlink:type="simple">https://addons.mozilla.org/en-us/firefox/addon/juicy-studio-accessibility-too/</text:a></text:span></text:p>
                  </text:list-item>
                </text:list>
              </text:list-header>
            </text:list>
            <text:p><text:span text:style-name="T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quarius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urity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jQuery and jQuery UI are provided from a CDN and includes subresource integrity to prevent tampering (which could lead to injecting malware into a consumer <text:span text:style-name="T2">device). See </text:span><text:span text:style-name="T2"><text:a xlink:href="https://jquery.com/download/#using-jquery-with-a-cdn" xlink:type="simple">https://jquery.com/download/#using-jquery-with-a-cdn</text:a></text:span><text:span text:style-name="T2"> for more information.</text:span> 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quarius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umer Testing</text:p>
          </draw:text-box>
        </draw:frame>
        <draw:frame presentation:style-name="pr9" draw:layer="layout" svg:width="25.199cm" svg:height="15.838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Informal testing</text:span></text:p>
                <text:list>
                  <text:list-item>
                    <text:p text:style-name="P5"><text:span text:style-name="T5">Shown to a few friends for informal feedback</text:span></text:p>
                  </text:list-item>
                  <text:list-item>
                    <text:p text:style-name="P5"><text:span text:style-name="T5">Results</text:span></text:p>
                    <text:list>
                      <text:list-item>
                        <text:p text:style-name="P5"><text:span text:style-name="T6">Significant change from question format to statements</text:span></text:p>
                      </text:list-item>
                      <text:list-item>
                        <text:p text:style-name="P5"><text:span text:style-name="T6">Put graphics in buttons in emphasis clickability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Formal testing</text:span></text:p>
                <text:list>
                  <text:list-item>
                    <text:p text:style-name="P5"><text:span text:style-name="T5">Formal test plan </text:span></text:p>
                  </text:list-item>
                  <text:list-item>
                    <text:p text:style-name="P5"><text:span text:style-name="T5">6 Tasks and 10 Partcipants</text:span></text:p>
                  </text:list-item>
                  <text:list-item>
                    <text:p text:style-name="P5"><text:span text:style-name="T5">Quantitative and Qualitative Results</text:span></text:p>
                  </text:list-item>
                  <text:list-item>
                    <text:p text:style-name="P5"><text:span text:style-name="T5">Plan, survey forms and results on Github</text:span></text:p>
                  </text:list-item>
                  <text:list-item>
                    <text:p text:style-name="P5"><text:span text:style-name="T5">Results</text:span></text:p>
                    <text:list>
                      <text:list-item>
                        <text:p text:style-name="P5"><text:span text:style-name="T6">Changes to buttons and links </text:span></text:p>
                      </text:list-item>
                      <text:list-item>
                        <text:p text:style-name="P5"><text:span text:style-name="T6">Additional instructions added</text:span></text:p>
                      </text:list-item>
                      <text:list-item>
                        <text:p text:style-name="P5"><text:span text:style-name="T6">Definitions to Deactivation and Analytic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quarius" presentation:presentation-page-layout-name="AL2T0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Deviations from MPN</text:p>
          </draw:text-box>
        </draw:frame>
        <draw:frame presentation:style-name="pr11" draw:text-style-name="P6" draw:layer="layout" svg:width="25.199cm" svg:height="12.18cm" svg:x="1.4cm" svg:y="4.914cm" presentation:class="subtitle">
          <draw:text-box>
            <text:list text:style-name="L1">
              <text:list-header>
                <text:p text:style-name="P2">The following slides indicate where we felt it was necessary to deviate from the MPN for the purposes of making the notice easier for consumers</text:p>
                <text:p text:style-name="P2"/>
                <text:p text:style-name="P2">In the event our entry is otherwise acceptable, except for the devations, we can certainly revert back to the language in the originial MPN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quarius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iations from MPN</text:p>
          </draw:text-box>
        </draw:frame>
        <draw:frame presentation:style-name="pr12" draw:text-style-name="P7" draw:layer="layout" svg:width="25.199cm" svg:height="15.684cm" svg:x="1.4cm" svg:y="4.914cm" presentation:class="outline" presentation:user-transformed="true">
          <draw:text-box>
            <text:list text:style-name="L4">
              <text:list-header>
                <text:p text:style-name="P7"><text:span text:style-name="T7">Questions confused consumers tested so the notice was formated as </text:span><text:span text:style-name="T7">statements rather than questions. <text:s/>Example: instead of displaying the </text:span><text:span text:style-name="T7">question ‘Are your data stored on the device?’ with the developers answer </text:span><text:span text:style-name="T7">of Yes or No.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8">Where developer indicates Yes →</text:span><text:span text:style-name="T3"> </text:span><text:span text:style-name="T8"><text:s/>displayed as ‘Your data are </text:span><text:span text:style-name="T8">stored on the device’ </text:span></text:p>
                      </text:list-item>
                      <text:list-item>
                        <text:p text:style-name="P7"><text:span text:style-name="T9">Where the developer indicates No</text:span><text:span text:style-name="T7"> <text:s/>→ <text:s/></text:span><text:span text:style-name="T7"><text:line-break/></text:span><text:span text:style-name="T7">not displayed in the How We Store Your Data section</text:span></text:p>
                      </text:list-item>
                      <text:list-item>
                        <text:p text:style-name="P7"><text:span text:style-name="T7"/></text:p>
                      </text:list-item>
                    </text:list>
                  </text:list-item>
                </text:list>
                <text:p><text:span text:style-name="T7">Sharing section on MPN did not include </text:span><text:span text:style-name="T10">Develop Marketing</text:span><text:span text:style-name="T11"> </text:span><text:span text:style-name="T7">as an answer. </text:span><text:span text:style-name="T7">However, we felt a developer could answer ‘Develop Marketing” in Other </text:span><text:span text:style-name="T7">on why they share data so for consistency with the USE </text:span><text:span text:style-name="T12">section</text:span><text:span text:style-name="T7">, we </text:span><text:span text:style-name="T7">include it as an option to display the icon we created.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quarius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iations <text:s/>from MPN</text:p>
          </draw:text-box>
        </draw:frame>
        <draw:frame presentation:style-name="pr13" draw:text-style-name="P8" draw:layer="layout" svg:width="25.199cm" svg:height="15.102cm" svg:x="1.4cm" svg:y="4.914cm" presentation:class="outline" presentation:user-transformed="true">
          <draw:text-box>
            <text:list text:style-name="L2">
              <text:list-item>
                <text:p text:style-name="P8"><text:span text:style-name="T7">Use had following answer</text:span></text:p>
                <text:list>
                  <text:list-item>
                    <text:p text:style-name="P8"><text:span text:style-name="T7">‘</text:span><text:span text:style-name="T7">To provide the primary service of the app or technology’</text:span></text:p>
                  </text:list-item>
                </text:list>
              </text:list-item>
              <text:list-item>
                <text:p text:style-name="P8"><text:span text:style-name="T7">Share identifiable data had the following answer</text:span></text:p>
                <text:list>
                  <text:list-item>
                    <text:p text:style-name="P8"><text:span text:style-name="T7">‘</text:span><text:span text:style-name="T7">To provide the primary service of the app or technology’</text:span></text:p>
                  </text:list-item>
                </text:list>
              </text:list-item>
              <text:list-item>
                <text:p text:style-name="P8"><text:span text:style-name="T7">Share de-identified data had the following answer</text:span></text:p>
                <text:list>
                  <text:list-item>
                    <text:p text:style-name="P7"><text:span text:style-name="T7">‘</text:span><text:span text:style-name="T7">For the primary purposes of the app or technology’</text:span></text:p>
                  </text:list-item>
                </text:list>
              </text:list-item>
              <text:list-item>
                <text:p text:style-name="P7"><text:span text:style-name="T7">We couldn’t see the justification for the language change in the third </text:span><text:span text:style-name="T7">instance, so we normalized it to conform with the other two.</text:span></text:p>
                <text:p text:style-name="P7"><text:span text:style-name="T7"><text:line-break/></text:span><text:span text:style-name="T7"/></text:p>
              </text:list-item>
              <text:list-item>
                <text:p text:style-name="P7"><text:span text:style-name="T7">In the Sell section, the question was posed in the form data sold ‘to data </text:span><text:span text:style-name="T7">brokers, marketing, advertising networks, </text:span><text:span text:style-name="T10">or</text:span><text:span text:style-name="T7"> analytics firms.’ </text:span></text:p>
              </text:list-item>
              <text:list-item>
                <text:p><text:span text:style-name="T7">Because we reformulate this as a statement with graphics, it was stated </text:span><text:span text:style-name="T7">as ‘We sell your identifiable data </text:span><text:span text:style-name="T13">to some or all of the following</text:span><text:span text:style-name="T14">’ with </text:span><text:span text:style-name="T14">appropriate graphics for each of the possible recipients.</text:span><text:span text:style-name="T7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quarius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iations from MPN</text:p>
          </draw:text-box>
        </draw:frame>
        <draw:frame presentation:style-name="pr8" draw:text-style-name="P7" draw:layer="layout" svg:width="25.199cm" svg:height="12.18cm" svg:x="1.4cm" svg:y="4.914cm" presentation:class="outline">
          <draw:text-box>
            <text:list text:style-name="L2">
              <text:list-item>
                <text:p text:style-name="P7"><text:span text:style-name="T7">Deactivation: Deleted after x years was changed to Deleted after ____ with </text:span><text:span text:style-name="T7">option for developer to include any time frame (for instance ‘30 days’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FreeSans1" svg:font-family="FreeSans" style:font-family-generic="swiss" style:font-pitch="variable"/>
    <style:font-face style:name="Open Sans2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ABSTRACT-Aquarius_5f_1600x1200" draw:display-name="ABSTRACT-Aquarius_1600x1200" xlink:href="Pictures/1000000000000640000004B0933D9BDC5290EF5A.jpg" xlink:type="simple" xlink:show="embed" xlink:actuate="onLoad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quarius-background" style:family="presentation">
      <style:graphic-properties draw:stroke="none" draw:fill="bitmap" draw:fill-image-name="ABSTRACT-Aquarius_5f_1600x1200" draw:fill-image-width="100%" draw:fill-image-height="100%"/>
      <style:text-properties style:letter-kerning="true"/>
    </style:style>
    <style:style style:name="aquari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quari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quarius-outline1" style:family="presentation">
      <style:graphic-properties draw:stroke="none" draw:fill="none">
        <text:list-style style:name="aquari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quarius-outline2" style:family="presentation" style:parent-style-name="aquarius-outline1">
      <style:paragraph-properties fo:margin-top="0cm" fo:margin-bottom="0.4cm"/>
      <style:text-properties fo:font-size="28pt" style:font-size-asian="28pt" style:font-size-complex="28pt"/>
    </style:style>
    <style:style style:name="aquarius-outline3" style:family="presentation" style:parent-style-name="aquarius-outline2">
      <style:paragraph-properties fo:margin-top="0cm" fo:margin-bottom="0.3cm"/>
      <style:text-properties fo:font-size="24pt" style:font-size-asian="24pt" style:font-size-complex="24pt"/>
    </style:style>
    <style:style style:name="aquarius-outline4" style:family="presentation" style:parent-style-name="aquarius-outline3">
      <style:paragraph-properties fo:margin-top="0cm" fo:margin-bottom="0.2cm"/>
      <style:text-properties fo:font-size="20pt" style:font-size-asian="20pt" style:font-size-complex="20pt"/>
    </style:style>
    <style:style style:name="aquarius-outline5" style:family="presentation" style:parent-style-name="aquarius-outline4">
      <style:paragraph-properties fo:margin-top="0cm" fo:margin-bottom="0.1cm"/>
      <style:text-properties fo:font-size="20pt" style:font-size-asian="20pt" style:font-size-complex="20pt"/>
    </style:style>
    <style:style style:name="aquarius-outline6" style:family="presentation" style:parent-style-name="aquarius-outline5">
      <style:paragraph-properties fo:margin-top="0cm" fo:margin-bottom="0.1cm"/>
      <style:text-properties fo:font-size="20pt" style:font-size-asian="20pt" style:font-size-complex="20pt"/>
    </style:style>
    <style:style style:name="aquarius-outline7" style:family="presentation" style:parent-style-name="aquarius-outline6">
      <style:paragraph-properties fo:margin-top="0cm" fo:margin-bottom="0.1cm"/>
      <style:text-properties fo:font-size="20pt" style:font-size-asian="20pt" style:font-size-complex="20pt"/>
    </style:style>
    <style:style style:name="aquarius-outline8" style:family="presentation" style:parent-style-name="aquarius-outline7">
      <style:paragraph-properties fo:margin-top="0cm" fo:margin-bottom="0.1cm"/>
      <style:text-properties fo:font-size="20pt" style:font-size-asian="20pt" style:font-size-complex="20pt"/>
    </style:style>
    <style:style style:name="aquarius-outline9" style:family="presentation" style:parent-style-name="aquarius-outline8">
      <style:paragraph-properties fo:margin-top="0cm" fo:margin-bottom="0.1cm"/>
      <style:text-properties fo:font-size="20pt" style:font-size-asian="20pt" style:font-size-complex="20pt"/>
    </style:style>
    <style:style style:name="aquarius-subtitle" style:family="presentation">
      <style:graphic-properties draw:stroke="none" draw:fill="none" draw:textarea-vertical-align="middle">
        <text:list-style style:name="aquari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quarius-title" style:family="presentation">
      <style:graphic-properties draw:stroke="none" draw:fill="none" draw:textarea-vertical-align="middle">
        <text:list-style style:name="aquari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44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BSTRACT-Aquarius_5f_1600x1200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quari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aquari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aquari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quarius" style:page-layout-name="PM1" draw:style-name="Mdp1">
      <office:forms form:automatic-focus="false" form:apply-design-mode="false"/>
      <draw:frame presentation:style-name="aquarius-title" draw:layer="backgroundobjects" svg:width="25.199cm" svg:height="3.506cm" svg:x="1.4cm" svg:y="0.837cm" presentation:class="title" presentation:placeholder="true">
        <draw:text-box/>
      </draw:frame>
      <draw:frame presentation:style-name="aquarius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quarius-title" draw:layer="backgroundobjects" svg:width="14.848cm" svg:height="11.136cm" svg:x="3.075cm" svg:y="2.257cm" presentation:class="page"/>
        <draw:frame presentation:style-name="aquari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9:52:33.841704712</meta:creation-date>
    <meta:editing-duration>P1DT7H38M7S</meta:editing-duration>
    <meta:editing-cycles>6</meta:editing-cycles>
    <meta:generator>LibreOffice/5.1.4.2$Linux_X86_64 LibreOffice_project/10m0$Build-2</meta:generator>
    <dc:description>Creative Commons License
Some rights reserved. This work is licensed under a
Attribution-Share Alike 2.0 Generic

http://art.gnome.org/backgrounds/abstract/2203</dc:description>
    <dc:title>aquarius</dc:title>
    <dc:date>2017-03-09T22:04:56.271278555</dc:date>
    <meta:document-statistic meta:object-count="59"/>
  </office:meta>
</office:document-meta>
</file>